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margin-left="0in" fo:margin-right="0in" fo:text-align="justify" style:justify-single-word="false" fo:text-indent="0in" style:auto-text-indent="false" style:writing-mode="rl-tb">
        <style:tab-stops>
          <style:tab-stop style:position="0.1819in"/>
          <style:tab-stop style:position="6.4799in"/>
        </style:tab-stops>
      </style:paragraph-properties>
      <style:text-properties style:font-name="XB Zar" fo:font-size="13pt" fo:font-weight="normal" fo:background-color="transparent" style:font-size-asian="13pt" style:font-weight-asian="normal" style:font-name-complex="XB Zar" style:font-size-complex="13pt" style:font-weight-complex="normal"/>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7"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bold" fo:background-color="transparent" style:font-size-asian="13pt" style:font-weight-asian="bold" style:font-name-complex="XB Zar" style:font-size-complex="13pt" style:font-weight-complex="bold"/>
    </style:style>
    <style:style style:name="P8" style:family="paragraph" style:parent-style-name="Standard">
      <style:paragraph-properties fo:margin-left="0in" fo:margin-right="0in" fo:text-align="justify" style:justify-single-word="false" fo:text-indent="0in" style:auto-text-indent="false" style:writing-mode="rl-tb">
        <style:tab-stops>
          <style:tab-stop style:position="0.1819in"/>
          <style:tab-stop style:position="6.4799in"/>
        </style:tab-stops>
      </style:paragraph-properties>
      <style:text-properties style:font-name="XB Zar" fo:font-size="13pt" fo:font-weight="bold" fo:background-color="transparent" style:font-size-asian="13pt" style:font-weight-asian="bold" style:font-name-complex="XB Zar" style:font-size-complex="13pt" style:font-weight-complex="bold"/>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تا پیش از این، این‌طور تصور می‌شد که سیستم‌عامل گنو/لینوکس صرفاً محیطی متنی است که فقط با استفاده از دستورهای پیچیده و گنگ می‌توان از آن بهره برد، حال آنکه در فصل قبل دیدیم که چنین نیست یا حداقل سال‌های زیادی از این موضوع می‌گذرد و دیگر سیستم‌عامل گنو/لینوکس و توزیع‌های آن صرفاً به‌صورت متنی برای کاربرهای خانگی و اداری ارائه نمی‌شود و به جنبه‌های مختلف از جمله کارآمدی و انعطاف‌پذیری نرم‌افزارهای موجود در آن توجه بسیار شده است. در این فصل به نرم‌افزارهای کاربردی موجود در سیستم‌عامل دبیان گنو/لینوکس می‌پردازیم. لازم به ذکر است که سیستم‌عامل دبیان گنو/لینوکس در نسخه‌ی ۶ شامل بیش از ۲۹۰۰۰ بسته‌ی نرم‌افزاری است. شیوه‌ی نصب و مدیریت این بسته‌های نرم‌افزاری در فصل هشتم - نصب و مدیریت بسته‌های نرم‌افزاری - آمده است.</text:p>
      <text:p text:style-name="P1">برای هر نرم‌افزار در سیستم‌عامل‌های دیگر مانند مایکروسافت ویندوز چندین مشابه در توزیع‌های گنو/لینوکس وجود دارد. برای نمونه، برای نرم‌افزار ماشین‌حساب مایکروسافت ویندوز، بیش از ده نمونه ماشین‌حساب حرفه‌ای و مهندسی در دبیان گنو/لینوکس وجود دارد. همچنین برای مجموعه‌ی مایکروسافت آفیس بیش از پنج مجموعه‌ی آفیس (نرم‌افزارهای اداری) وجود دارد. دلیل به‌وجود آمدن و پایستگی این پروژه‌های نرم‌افزاری، توسعه‌دهندگان و کاربرهای این نرم‌افزارها است و طبیعی است که سلیقه و نیازهای هر فرد یا سازمان متفاوت خواهد بود. البته دلیل‌های مهم دیگری نیز در این زمینه نقش دارد که در این خلاصه نمی‌گنجد. به دلیل حجم کم کتاب، در هر بخش از منوی Applications تنها به چند نمونه نرم‌افزار مهم و پرکاربرد اشاره کرده‌ایم.</text:p>
      <text:p text:style-name="P1"/>
      <text:p text:style-name="P5">نرم‌افزارهای دسته‌ی Accessories</text:p>
      <text:p text:style-name="P1"><text:span text:style-name="T4">Archive Manager</text:span>: نرم‌افزار مدیریت فایل‌های فشرده و آرشیو است که از فرمت‌های معمول فشرده‌سازی و تولید آرشیو مانند zip ،tar ،gz ،bz و … پشتیبانی می‌کند. به خاطر داشته باشید که این نرم‌افزار صرفاً محیطی گرافیکی برای کار با نرم‌افزارهای محیط متنی مانند tar ،gzip ،bzip2 و … است. از آنجا که سیستم‌عامل گنو/لینوکس، وابسته به پسوند فایل برای تشخیص نوع فایل نیست، اگر فایل فشرده‌ای در سیستم خود داشته باشید، می‌توانید با دوبار کلیک بر روی آن محتوای آن را مشاهده کنید.</text:p>
      <text:p text:style-name="P1">مثال کاربردی: برای فشرده‌سازی هر پوشه یا فایلی کافی است که بر روی آن راست‌کلیک کنید و گزینه‌ی Compress (فشرده‌سازی) را از منو انتخاب کنید. بلافاصله پنجره‌ای نمایش داده می‌شود که از شما نام فایل فشرده‌ی خروجی، نوع الگوریتم فشرده‌سازی (مانند zip) و مسیر ذخیره‌سازی را می‌پرسد و با پاسخ به این سؤال‌ها می‌توانید فایل‌ها یا پوشه‌های خود را فشرده کنید.</text:p>
      <text:p text:style-name="P1"><text:span text:style-name="T4"/></text:p>
      <text:p text:style-name="P1"><text:span text:style-name="T4">Calculator</text:span>: یکی از کامل‌ترین نرم‌افزارهای ماشین‌حساب است. با این نرم‌افزار می‌توانید محاسبات ساده، حرفه‌ای، مالی، علمی و برنامه‌نویسی انجام دهید.</text:p>
      <text:p text:style-name="P1"/>
      <text:p text:style-name="P1"><text:span text:style-name="T4">Character Map</text:span>: نقشه‌ی کاراکترهای موجود در هر فونت موجود در سیستم را نمایش می‌دهد. از این نرم‌افزار برای ورود کاراکترهای خاص مانند آوانویسی و … استفاده می‌شود.</text:p>
      <text:p text:style-name="P1"/>
      <text:p text:style-name="P1"><text:span text:style-name="T4">gedit Text Editor</text:span>: نرم‌افزار جی‌ادیت، نرم‌افزار ویرایش فایل‌های متنی (Text) با قابلیت ویرایش کدهای نوشته‌شده به زبان‌های برنامه‌نویسی مختلف است.</text:p>
      <text:p text:style-name="P1"/>
      <text:p text:style-name="P1"><text:soft-page-break/><text:span text:style-name="T4">Terminal و Root Terminal</text:span>: این نرم‌افزارها، محیط متنی برای ورود دستورهای موجود در سیستم را شبیه‌سازی می‌کنند. Terminal با نام کاربر وارد شده به سیستم اجرا می‌شود و معمولاً به دلیل‌های امنیتی به برخی قسمت‌های سیستم دسترسی ندارد، اما Root Terminal به تمام قسمت‌های سیستم دسترسی دارد و تحت کاربر root (ریشه) اجرا می‌شود.</text:p>
      <text:p text:style-name="P1"/>
      <text:p text:style-name="P5">بازی‌ها</text:p>
      <text:p text:style-name="P1">بازی‌های دو بعدی و سه بعدی زیادی در سیستم‌عامل دبیان گنو/لینوکس وجود دارد که در حالت پیش‌فرض فقط چند نمونه بازی دو بعدی در سیستم نصب شده است. این بازی‌ها شامل شطرنج (Chess)، اوتِلو (Iagno)، ماجونگ (Mahjongg)، سودوکو (Sudoku) و ... است.</text:p>
      <text:p text:style-name="P1"/>
      <text:p text:style-name="P1"><text:span text:style-name="T4">نرم‌افزارهای گرافیک</text:span></text:p>
      <text:p text:style-name="P1"><text:span text:style-name="T4">GIMP - GNU Image Manipulation Program</text:span>: نرم‌افزار گیمپ، نرم‌افزار ویرایش فایل‌های گرافیکی بیت‌مپ<text:note text:id="ftn0" text:note-class="footnote"><text:note-citation>1</text:note-citation><text:note-body><text:p text:style-name="Footnote">Bitmap</text:p></text:note-body></text:note> است. از این نرم‌افزار برای رُتوش عکس و ترکیب و تولید تصاویر می‌توان استفاده کرد. این نرم‌افزار از فرمت‌های زیادی مانند bmp ،gif ،jpeg ،pdf ،png ،ps ،psd ،svg ،tiff و … پشتیبانی می‌کند. <text:span text:style-name="T3">(تصویر محیط گیمپ – ۱)</text:span></text:p>
      <text:p text:style-name="P1"><text:span text:style-name="T3"/></text:p>
      <text:p text:style-name="P2"><text:span text:style-name="T4">Inkscape Vector Graphics Editor</text:span>: نرم‌افزار اینک‌اسکیپ، نرم‌افزار ویرایش فایل‌های گرافیکی برداری<text:note text:id="ftn1" text:note-class="footnote"><text:note-citation>2</text:note-citation><text:note-body><text:p text:style-name="Footnote">Vector</text:p></text:note-body></text:note> است. این نرم‌افزار از فرمت‌های زیادی مانند svg ،svgz ،png ،ps ،pdf ،eps و … پشتیبانی می‌کند. <text:span text:style-name="T3">(تصویر محیط اینک‌اسکیپ – ۲)</text:span></text:p>
      <text:p text:style-name="P2"/>
      <text:p text:style-name="P6">نرم‌افزارهای دسته‌ی اینترنت</text:p>
      <text:p text:style-name="P2"><text:span text:style-name="T4">IceWeasel Web Browser</text:span>: نرم‌افزار آیس‌ویسل، همان نرم‌افزار Mozilla Firefox (موزیلا فایرفاکس) است که نام آن به IceWeasel تغییر یافته است. نرم‌افزار مرورگر وب آیس‌ویسل همانند موزیلا فایرفاکس از امنیت بالایی برخوردار است و توسط آن می‌توانید با خیال آسوده در اینترنت وب‌سایت‌های مورد نظرتان را مشاهده کنید.</text:p>
      <text:p text:style-name="P2"/>
      <text:p text:style-name="P3"><text:span text:style-name="T4">Evolution Mail</text:span>: نرم‌افزار ایوُلوشِن میل، نرم‌افزار خواندن و ارسال ایمیل است. به‌راحتی می‌توانید حساب‌های کاربری ایمیل‌های خود را به آن اضافه کنید و همزمان تمام ایمیل‌های خود دریافت و ارسال کنید.</text:p>
      <text:p text:style-name="P3"/>
      <text:p text:style-name="P7">نرم‌افزارهای اداری<text:span text:style-name="T1"><text:note text:id="ftn2" text:note-class="footnote"><text:note-citation>3</text:note-citation><text:note-body><text:p text:style-name="Footnote">Office</text:p></text:note-body></text:note></text:span></text:p>
      <text:p text:style-name="P7">OpenOffice.org<text:span text:style-name="T1">: مجموعه‌ی نرم‌افزاری اُپن‌آفیس دات اُرگ، مشابه مجموعه‌ی نرم‌افزاری مایکروسافت آفیس است. این مجموعه‌ی نرم‌افزاری کاملاً از زبان فارسی پشتیبانی می‌کند. این مجموعه‌ی نرم‌افزاری قابلیت بازکردن، ویرایش و ذخیره‌سازی فایل‌های تولید شده توسط نرم‌افزارهای مایکروسافت آفیس را دارد. </text:span><text:span text:style-name="T2">(تصویر نرم‌افزار اُپن‌آفیس - ۳)</text:span><text:span text:style-name="T1"> نرم‌افزارهای زیر این مجموعه را تشکیل می‌دهند:</text:span></text:p>
      <text:p text:style-name="P7"><text:soft-page-break/>OpenOffice.org Writer<text:span text:style-name="T1">: نرم‌افزار اُپن‌آفیس رایتر، نرم‌افزار واژه‌پرداز شبیه مایکروسافت ورد است و امکانات و ابزارهایش با آن نرم‌افزار قابل مقایسه است. این نرم‌افزار بدون نیاز به هیچ نرم‌افزار اضافه‌ای قابلیت تولید خروجی PDF را دارد. همچنین می‌توان توسط آن صفحات وب ساخت و ویرایش کرد. پسوند معمول فایل‌های خروجی این نرم‌افزار odt است. </text:span><text:span text:style-name="T2">(تصویر نرم‌افزار اُپن‌آفیس رایتر - ۴)</text:span></text:p>
      <text:p text:style-name="P7">OpenOffice.org Calc<text:span text:style-name="T1">: نرم‌افزار اُپن‌آفیس کَلک، نرم‌افزار صفحه‌گسترده‌ای است که قابلیت‌های آن با مایکروسافت اکسل تقریباً برابری می‌کند. همچنین برخی قابلیت‌های اُپن‌آفیس کَلک را مایکروسافت اکسل ندارد مانند ساخت آرایه‌ای از نمودارها به‌طور خودکار از داده‌های کاربر. این نرم‌افزار بدون نیاز به هیچ نرم‌افزار اضافه‌ای قابلیت تولید خروجی PDF را دارد. پسوند معمول فایل‌های خروجی این نرم‌افزار ods است. </text:span><text:span text:style-name="T2">(تصویر نرم‌افزار اُپن‌آفیس کلک - ۵)</text:span></text:p>
      <text:p text:style-name="P7">OpenOffice.org Impress<text:span text:style-name="T1">: نرم‌افزار اُپن‌آفیس ایمپرس، نرم‌افزاری برای ساخت اسلاید است که مشابه نرم‌افزار مایکروسافت پاورپوینت است. تولید خروجی SWF (فلش) و PDF از قابلیت‌های این نرم‌افزار است. پسوند معمول فایل‌های خروجی این نرم‌افزار odp است. </text:span><text:span text:style-name="T2">(تصویر نرم‌افزار اُپن‌آفیس ایمپرس - ۶)</text:span></text:p>
      <text:p text:style-name="P7">OpenOffice.org Base<text:span text:style-name="T1">: نرم‌افزار اُپن‌آفیس بیس، نرم‌افزار ساخت و مدیریت پایگاه داده مانند مایکروسافت اکسس است. توسط آن می‌توان برای جدول‌ها فرم ورود اطلاعات ساخت و از آن‌ها گزارش تهیه کرد. اتصال به پایگاه‌های داده‌ی JET ،ODBC ،PostgreSQL و MySQL از قابلیت‌های این نرم‌افزار است. این نرم‌افزار قابلیت تولید خروجی PDF از گزارش‌ها را دارد. پسوند معمول فایل‌های خروجی این نرم‌افزار odb است. </text:span><text:span text:style-name="T2">(تصویر نرم‌افزار اُپن‌آفیس بیس - ۷)</text:span></text:p>
      <text:p text:style-name="P7">OpenOffice.org Draw<text:span text:style-name="T1">: نرم‌افزار اُپن‌آفیس دراو، نرم‌افزاری است که توسط آن می‌توانید تصاویر برداری بسازید. نیز از قابلیت‌های آن، صفحه‌آرایی کتاب است. این نرم‌افزار قابلیت تولید خروجی PDF را دارد. پسوند معمول فایل‌های خروجی این نرم‌افزار odg است. </text:span><text:span text:style-name="T2">(تصویر نرم‌افزار اُپن‌آفیس دراو - ۸)</text:span></text:p>
      <text:p text:style-name="P7">OpenOffice.org Math<text:span text:style-name="T1">: نرم‌افزار اُپن‌آفیس مث، برای نوشتن و ویرایش فرمول‌های ریاضی و شبیه به Equation Editor مایکروسافت است. از فرمول‌های نوشته شده می‌توان در نرم‌افزارهای دیگر مجموعه‌ی اُپن‌آفیس استفاده کرد. همچنین این نرم‌افزار قابلیت تولید خروجی PDF را دارد. پسوند معمول فایل‌های خروجی این نرم‌افزار odf است. </text:span><text:span text:style-name="T2">(تصویر نرم‌افزار اُپن‌آفیس مث – ۹)</text:span></text:p>
      <text:p text:style-name="P7"><text:span text:style-name="T2"/></text:p>
      <text:p text:style-name="P8">نرم‌افزارهای صدا و تصویر</text:p>
      <text:p text:style-name="P4"><text:span text:style-name="T4">Brasero Disc Burner</text:span>: نرم‌افزار براسِرو، نرم‌افزاری برای رایت و کپی دیسک‌های صوتی، تصویری، داده و … است. این نرم‌افزار قابلیت رایت سی‌دی و دی‌وی‌دی را دارد.</text:p>
      <text:p text:style-name="P4"><text:span text:style-name="T4">Chesse Webcam Booth</text:span>: نرم‌افزار چیز وب‌کم بوث، نرم‌افزاری برای مشاهده‌ی تصویر خود در وب‌کم و دوربین‌های متصل شده به کامپیوتر است. این نرم‌افزار قابلیت ضبط صداو تصویر و گرفتن عکس را دارد. همچنین از جلوه‌های ویژه‌ی زیادی پشتیبانی می‌کند.</text:p>
      <text:p text:style-name="P4"><text:span text:style-name="T4">Movie Player</text:span>: نرم‌افزار مووی پلیر (توتِم)، برای پخش فایل‌های صوتی و تصویری است. این نرم‌افزار از فناوری چندرسانه‌ای Gstreamer پشتیبانی می‌کند.</text:p>
      <text:p text:style-name="P4"/>
      <text:p text:style-name="P4">نرم‌افزارهای دیگری نیز مانند Exaile برای پخش فایل‌های صوتی و SMPlayer و VLC media player برای پخش فایل‌های صوتی و تصویری در سیستم‌عامل دبیان گنو/لینوکس وجود دارد اما باید آن‌ها را خودتان <text:soft-page-break/>نصب کنید. مهارت نصب و مدیریت بسته‌های نرم‌افزاری را در فصل هشتم - نصب و مدیریت بسته‌های نرم‌افزاری - فرا خواهید گرفت.</text:p>
      <text:p text:style-name="P4"/>
      <text:p text:style-name="P8">ابزارهای سیستمی</text:p>
      <text:p text:style-name="P4"><text:span text:style-name="T4">Configuration Editor</text:span>: این نرم‌افزار که مشابه رجیستری در مایکروسافت ویندوز است، به شما قابلیت ویرایش تنظیمات نرم‌افزارهای مختلف را می‌دهد.</text:p>
      <text:p text:style-name="P4"><text:span text:style-name="T4">Disk Usage Analyzer</text:span>: این نرم‌افزار فضای استفاده شده توسط پوشه‌های مختلف را به صورت دسته‌بندی شده و نیز نموداری به شما نشان می‌دهد.</text:p>
      <text:p text:style-name="P4"><text:span text:style-name="T4">Disk Utility</text:span>: این نرم‌افزار قابلیت مشاهده‌ی تنظیمات دیسک‌های مختلف متصل شده به سیستم شما را مانند هارددیسک، سی‌دی یا دی‌وی‌دی و … نمایش می‌دهد و قابلیت فرمت، پاک و چک کردن این دیسک‌ها را فراهم می‌کند.</text:p>
      <text:p text:style-name="P4"><text:span text:style-name="T4">File Browser</text:span>: این نرم‌افزار، همان نرم‌افزار ناتیلوس است که در فصل سوم در مورد آن صحبت کردیم.</text:p>
      <text:p text:style-name="P4"><text:span text:style-name="T4">Log File Viewer</text:span>: این نرم‌افزار، گزارش‌های سیستم و نرم‌افزارهای مختلف را که در فایل‌های مختلفی ذخیره می‌شود، یک‌جا نمایش می‌دهد.</text:p>
      <text:p text:style-name="P4"><text:span text:style-name="T4">Network Tools</text:span>: این نرم‌افزار شامل مجموعه‌ای از نرم‌افزارهای مخصوص شبکه برای گزارش‌گیری از وضعیت حال حاضر شبکه است.</text:p>
      <text:p text:style-name="P4"><text:span text:style-name="T4">New Login</text:span>: این نرم‌افزار مشابه Switch User در مایکروسافت ویندوز است و بدون خروج از کاربر فعلی و بستن نرم‌افزاری می‌توانید با کاربر دیگری به‌صورت گرافیکی وارد شوید.</text:p>
      <text:p text:style-name="P4"><text:span text:style-name="T4">New Login in a Window</text:span>: این نرم‌افزار شبیه به نرم‌افزار New Login است با این تفاوت که به جای خروج از کاربر فعلی، محیط جدید را به‌صورت یک پنجره نمایش می‌دهد و شما همزمان می‌توانید با چند کاربر در محیط گرافیکی کار کنید. <text:span text:style-name="T3">(تصویر نرم‌افزار نیو لاگین – ۱۰)</text:span></text:p>
      <text:p text:style-name="P4"><text:span text:style-name="T4">Reportbug</text:span>: اگر اشکالی در روند کار سیستم‌عامل و نرم‌افزارهای آن یافتید، می‌توانید برای بهبود سیستم و رفع این اشکال، توسط این نرم‌افزار، اشکال را به وب‌سایت سیستم‌عامل دبیان گنو/لینوکس گزارش دهید.</text:p>
      <text:p text:style-name="P4"><text:span text:style-name="T4">System Monitor</text:span>: نرم‌افزار سیستم مانیتور، شبیه به نرم‌افزار Task Manager در مایکروسافت ویندوز است و با اجرای آن می‌توانید گزارش‌های لحظه‌ای از پردازش‌های در حال اجرا، حجم RAM استفاده شده توسط نرم‌افزارها، میزان CPU در حال استفاده و … داشته باش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16T16:36:11</dc:date>
    <dc:creator>Mostafa Moradian</dc:creator>
    <meta:editing-duration>PT12H17M47S</meta:editing-duration>
    <meta:editing-cycles>609</meta:editing-cycles>
    <meta:generator>LibreOffice/3.3$Linux LibreOffice_project/330m19$Build-202</meta:generator>
    <meta:document-statistic meta:table-count="0" meta:image-count="0" meta:object-count="0" meta:page-count="4" meta:paragraph-count="44" meta:word-count="1694" meta:character-count="9358"/>
  </office:meta>
</office:document-meta>
</file>